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, 'Courier New', 'DejaVu Sans Mono'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2024-25</text:p>
          </table:table-cell>
          <table:table-cell office:value-type="string" calcext:value-type="string">
            <text:p>2023-24</text:p>
          </table:table-cell>
          <table:table-cell office:value-type="string" calcext:value-type="string">
            <text:p>2022-23</text:p>
          </table:table-cell>
          <table:table-cell office:value-type="string" calcext:value-type="string">
            <text:p>2021-22</text:p>
          </table:table-cell>
          <table:table-cell office:value-type="string" calcext:value-type="string">
            <text:p>2020-21</text:p>
          </table:table-cell>
          <table:table-cell office:value-type="string" calcext:value-type="string">
            <text:p>2019-20</text:p>
          </table:table-cell>
          <table:table-cell office:value-type="string" calcext:value-type="string">
            <text:p>Last 5</text:p>
          </table:table-cell>
        </table:table-row>
        <table:table-row table:style-name="ro1">
          <table:table-cell office:value-type="string" calcext:value-type="string">
            <text:p>Total Races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formula="of:=SUM([.C2:.G2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3:.G3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print Class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4:.G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rint Freesty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5:.G5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SUM([.C6:.G6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istance Classi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stance Freestyl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C8:.G8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istance Skiathl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9:.G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tance Individua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10:.G10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istance Mass Star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11:.G11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stance Pursui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12:.G1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C13:.G13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reestyl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[.C14:.G14])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Races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.C2]/[.C$2]" office:value-type="float" office:value="1" calcext:value-type="float">
            <text:p>1</text:p>
          </table:table-cell>
          <table:table-cell table:formula="of:=[.H2]/[.H$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</text:p>
          </table:table-cell>
          <table:table-cell table:formula="of:=[.B3]/[.B$2]" office:value-type="float" office:value="0.366666666666667" calcext:value-type="float">
            <text:p>0.366666666666667</text:p>
          </table:table-cell>
          <table:table-cell table:formula="of:=[.C3]/[.C$2]" office:value-type="float" office:value="0.393939393939394" calcext:value-type="float">
            <text:p>0.393939393939394</text:p>
          </table:table-cell>
          <table:table-cell table:formula="of:=[.H3]/[.H$2]" office:value-type="float" office:value="0.395522388059701" calcext:value-type="float">
            <text:p>0.395522388059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 Classic</text:p>
          </table:table-cell>
          <table:table-cell table:formula="of:=[.B4]/[.B$2]" office:value-type="float" office:value="0.166666666666667" calcext:value-type="float">
            <text:p>0.166666666666667</text:p>
          </table:table-cell>
          <table:table-cell table:formula="of:=[.C4]/[.C$2]" office:value-type="float" office:value="0.181818181818182" calcext:value-type="float">
            <text:p>0.181818181818182</text:p>
          </table:table-cell>
          <table:table-cell table:formula="of:=[.H4]/[.H$2]" office:value-type="float" office:value="0.17910447761194" calcext:value-type="float">
            <text:p>0.17910447761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 Freestyle</text:p>
          </table:table-cell>
          <table:table-cell table:formula="of:=[.B5]/[.B$2]" office:value-type="float" office:value="0.2" calcext:value-type="float">
            <text:p>0.2</text:p>
          </table:table-cell>
          <table:table-cell table:formula="of:=[.C5]/[.C$2]" office:value-type="float" office:value="0.212121212121212" calcext:value-type="float">
            <text:p>0.212121212121212</text:p>
          </table:table-cell>
          <table:table-cell table:formula="of:=[.H5]/[.H$2]" office:value-type="float" office:value="0.216417910447761" calcext:value-type="float">
            <text:p>0.216417910447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</text:p>
          </table:table-cell>
          <table:table-cell table:formula="of:=[.B6]/[.B$2]" office:value-type="float" office:value="0.633333333333333" calcext:value-type="float">
            <text:p>0.633333333333333</text:p>
          </table:table-cell>
          <table:table-cell table:formula="of:=[.C6]/[.C$2]" office:value-type="float" office:value="0.606060606060606" calcext:value-type="float">
            <text:p>0.606060606060606</text:p>
          </table:table-cell>
          <table:table-cell table:formula="of:=[.H6]/[.H$2]" office:value-type="float" office:value="0.604477611940299" calcext:value-type="float">
            <text:p>0.604477611940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 Classic</text:p>
          </table:table-cell>
          <table:table-cell table:formula="of:=[.B7]/[.B$2]" office:value-type="float" office:value="0.3" calcext:value-type="float">
            <text:p>0.3</text:p>
          </table:table-cell>
          <table:table-cell table:formula="of:=[.C7]/[.C$2]" office:value-type="float" office:value="0.303030303030303" calcext:value-type="float">
            <text:p>0.303030303030303</text:p>
          </table:table-cell>
          <table:table-cell table:formula="of:=[.H7]/[.H$2]" office:value-type="float" office:value="0.283582089552239" calcext:value-type="float">
            <text:p>0.283582089552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 Freestyle</text:p>
          </table:table-cell>
          <table:table-cell table:formula="of:=[.B8]/[.B$2]" office:value-type="float" office:value="0.266666666666667" calcext:value-type="float">
            <text:p>0.266666666666667</text:p>
          </table:table-cell>
          <table:table-cell table:formula="of:=[.C8]/[.C$2]" office:value-type="float" office:value="0.272727272727273" calcext:value-type="float">
            <text:p>0.272727272727273</text:p>
          </table:table-cell>
          <table:table-cell table:formula="of:=[.H8]/[.H$2]" office:value-type="float" office:value="0.291044776119403" calcext:value-type="float">
            <text:p>0.291044776119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 Skiathlon</text:p>
          </table:table-cell>
          <table:table-cell table:formula="of:=[.B9]/[.B$2]" office:value-type="float" office:value="0.0666666666666667" calcext:value-type="float">
            <text:p>0.0666666666666667</text:p>
          </table:table-cell>
          <table:table-cell table:formula="of:=[.C9]/[.C$2]" office:value-type="float" office:value="0.0303030303030303" calcext:value-type="float">
            <text:p>0.0303030303030303</text:p>
          </table:table-cell>
          <table:table-cell table:formula="of:=[.H9]/[.H$2]" office:value-type="float" office:value="0.0298507462686567" calcext:value-type="float">
            <text:p>0.0298507462686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 Individual</text:p>
          </table:table-cell>
          <table:table-cell table:formula="of:=[.B10]/[.B$2]" office:value-type="float" office:value="0.3" calcext:value-type="float">
            <text:p>0.3</text:p>
          </table:table-cell>
          <table:table-cell table:formula="of:=[.C10]/[.C$2]" office:value-type="float" office:value="0.272727272727273" calcext:value-type="float">
            <text:p>0.272727272727273</text:p>
          </table:table-cell>
          <table:table-cell table:formula="of:=[.H10]/[.H$2]" office:value-type="float" office:value="0.246268656716418" calcext:value-type="float">
            <text:p>0.246268656716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 Mass Start</text:p>
          </table:table-cell>
          <table:table-cell table:formula="of:=[.B11]/[.B$2]" office:value-type="float" office:value="0.3" calcext:value-type="float">
            <text:p>0.3</text:p>
          </table:table-cell>
          <table:table-cell table:formula="of:=[.C11]/[.C$2]" office:value-type="float" office:value="0.303030303030303" calcext:value-type="float">
            <text:p>0.303030303030303</text:p>
          </table:table-cell>
          <table:table-cell table:formula="of:=[.H11]/[.H$2]" office:value-type="float" office:value="0.253731343283582" calcext:value-type="float">
            <text:p>0.253731343283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 Pursuit</text:p>
          </table:table-cell>
          <table:table-cell table:formula="of:=[.B12]/[.B$2]" office:value-type="float" office:value="0.0333333333333333" calcext:value-type="float">
            <text:p>0.0333333333333333</text:p>
          </table:table-cell>
          <table:table-cell table:formula="of:=[.C12]/[.C$2]" office:value-type="float" office:value="0.0303030303030303" calcext:value-type="float">
            <text:p>0.0303030303030303</text:p>
          </table:table-cell>
          <table:table-cell table:formula="of:=[.H12]/[.H$2]" office:value-type="float" office:value="0.104477611940299" calcext:value-type="float">
            <text:p>0.104477611940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ic</text:p>
          </table:table-cell>
          <table:table-cell table:formula="of:=[.B13]/[.B$2]" office:value-type="float" office:value="0.466666666666667" calcext:value-type="float">
            <text:p>0.466666666666667</text:p>
          </table:table-cell>
          <table:table-cell table:formula="of:=[.C13]/[.C$2]" office:value-type="float" office:value="0.484848484848485" calcext:value-type="float">
            <text:p>0.484848484848485</text:p>
          </table:table-cell>
          <table:table-cell table:formula="of:=[.H13]/[.H$2]" office:value-type="float" office:value="0.462686567164179" calcext:value-type="float">
            <text:p>0.462686567164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style</text:p>
          </table:table-cell>
          <table:table-cell table:formula="of:=[.B14]/[.B$2]" office:value-type="float" office:value="0.466666666666667" calcext:value-type="float">
            <text:p>0.466666666666667</text:p>
          </table:table-cell>
          <table:table-cell table:formula="of:=[.C14]/[.C$2]" office:value-type="float" office:value="0.484848484848485" calcext:value-type="float">
            <text:p>0.484848484848485</text:p>
          </table:table-cell>
          <table:table-cell table:formula="of:=[.H14]/[.H$2]" office:value-type="float" office:value="0.507462686567164" calcext:value-type="float">
            <text:p>0.50746268656716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Races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C2]/[.C2]" office:value-type="float" office:value="1" calcext:value-type="float">
            <text:p>1</text:p>
          </table:table-cell>
          <table:table-cell table:formula="of:=[.D2]/[.D2]" office:value-type="float" office:value="1" calcext:value-type="float">
            <text:p>1</text:p>
          </table:table-cell>
          <table:table-cell table:formula="of:=[.E2]/[.E2]" office:value-type="float" office:value="1" calcext:value-type="float">
            <text:p>1</text:p>
          </table:table-cell>
          <table:table-cell table:formula="of:=[.F2]/[.F2]" office:value-type="float" office:value="1" calcext:value-type="float">
            <text:p>1</text:p>
          </table:table-cell>
          <table:table-cell table:formula="of:=[.G2]/[.G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print</text:p>
          </table:table-cell>
          <table:table-cell table:formula="of:=[.B3]/[.B$2]" office:value-type="float" office:value="0.366666666666667" calcext:value-type="float">
            <text:p>0.366666666666667</text:p>
          </table:table-cell>
          <table:table-cell table:formula="of:=[.C3]/[.C$2]" office:value-type="float" office:value="0.393939393939394" calcext:value-type="float">
            <text:p>0.393939393939394</text:p>
          </table:table-cell>
          <table:table-cell table:formula="of:=[.D3]/[.D$2]" office:value-type="float" office:value="0.433333333333333" calcext:value-type="float">
            <text:p>0.433333333333333</text:p>
          </table:table-cell>
          <table:table-cell table:formula="of:=[.E3]/[.E$2]" office:value-type="float" office:value="0.45" calcext:value-type="float">
            <text:p>0.45</text:p>
          </table:table-cell>
          <table:table-cell table:formula="of:=[.F3]/[.F$2]" office:value-type="float" office:value="0.333333333333333" calcext:value-type="float">
            <text:p>0.333333333333333</text:p>
          </table:table-cell>
          <table:table-cell table:formula="of:=[.G3]/[.G$2]" office:value-type="float" office:value="0.366666666666667" calcext:value-type="float">
            <text:p>0.366666666666667</text:p>
          </table:table-cell>
          <table:table-cell/>
        </table:table-row>
        <table:table-row table:style-name="ro1">
          <table:table-cell office:value-type="string" calcext:value-type="string">
            <text:p>Sprint Classic</text:p>
          </table:table-cell>
          <table:table-cell table:formula="of:=[.B4]/[.B$2]" office:value-type="float" office:value="0.166666666666667" calcext:value-type="float">
            <text:p>0.166666666666667</text:p>
          </table:table-cell>
          <table:table-cell table:formula="of:=[.C4]/[.C$2]" office:value-type="float" office:value="0.181818181818182" calcext:value-type="float">
            <text:p>0.181818181818182</text:p>
          </table:table-cell>
          <table:table-cell table:formula="of:=[.D4]/[.D$2]" office:value-type="float" office:value="0.2" calcext:value-type="float">
            <text:p>0.2</text:p>
          </table:table-cell>
          <table:table-cell table:formula="of:=[.E4]/[.E$2]" office:value-type="float" office:value="0.2" calcext:value-type="float">
            <text:p>0.2</text:p>
          </table:table-cell>
          <table:table-cell table:formula="of:=[.F4]/[.F$2]" office:value-type="float" office:value="0.142857142857143" calcext:value-type="float">
            <text:p>0.142857142857143</text:p>
          </table:table-cell>
          <table:table-cell table:formula="of:=[.G4]/[.G$2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Sprint Freestyle</text:p>
          </table:table-cell>
          <table:table-cell table:formula="of:=[.B5]/[.B$2]" office:value-type="float" office:value="0.2" calcext:value-type="float">
            <text:p>0.2</text:p>
          </table:table-cell>
          <table:table-cell table:formula="of:=[.C5]/[.C$2]" office:value-type="float" office:value="0.212121212121212" calcext:value-type="float">
            <text:p>0.212121212121212</text:p>
          </table:table-cell>
          <table:table-cell table:formula="of:=[.D5]/[.D$2]" office:value-type="float" office:value="0.233333333333333" calcext:value-type="float">
            <text:p>0.233333333333333</text:p>
          </table:table-cell>
          <table:table-cell table:formula="of:=[.E5]/[.E$2]" office:value-type="float" office:value="0.25" calcext:value-type="float">
            <text:p>0.25</text:p>
          </table:table-cell>
          <table:table-cell table:formula="of:=[.F5]/[.F$2]" office:value-type="float" office:value="0.19047619047619" calcext:value-type="float">
            <text:p>0.19047619047619</text:p>
          </table:table-cell>
          <table:table-cell table:formula="of:=[.G5]/[.G$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table:formula="of:=[.B6]/[.B$2]" office:value-type="float" office:value="0.633333333333333" calcext:value-type="float">
            <text:p>0.633333333333333</text:p>
          </table:table-cell>
          <table:table-cell table:formula="of:=[.C6]/[.C$2]" office:value-type="float" office:value="0.606060606060606" calcext:value-type="float">
            <text:p>0.606060606060606</text:p>
          </table:table-cell>
          <table:table-cell table:formula="of:=[.D6]/[.D$2]" office:value-type="float" office:value="0.566666666666667" calcext:value-type="float">
            <text:p>0.566666666666667</text:p>
          </table:table-cell>
          <table:table-cell table:formula="of:=[.E6]/[.E$2]" office:value-type="float" office:value="0.55" calcext:value-type="float">
            <text:p>0.55</text:p>
          </table:table-cell>
          <table:table-cell table:formula="of:=[.F6]/[.F$2]" office:value-type="float" office:value="0.666666666666667" calcext:value-type="float">
            <text:p>0.666666666666667</text:p>
          </table:table-cell>
          <table:table-cell table:formula="of:=[.G6]/[.G$2]" office:value-type="float" office:value="0.633333333333333" calcext:value-type="float">
            <text:p>0.633333333333333</text:p>
          </table:table-cell>
          <table:table-cell/>
        </table:table-row>
        <table:table-row table:style-name="ro1">
          <table:table-cell office:value-type="string" calcext:value-type="string">
            <text:p>Distance Classic</text:p>
          </table:table-cell>
          <table:table-cell table:formula="of:=[.B7]/[.B$2]" office:value-type="float" office:value="0.3" calcext:value-type="float">
            <text:p>0.3</text:p>
          </table:table-cell>
          <table:table-cell table:formula="of:=[.C7]/[.C$2]" office:value-type="float" office:value="0.303030303030303" calcext:value-type="float">
            <text:p>0.303030303030303</text:p>
          </table:table-cell>
          <table:table-cell table:formula="of:=[.D7]/[.D$2]" office:value-type="float" office:value="0.3" calcext:value-type="float">
            <text:p>0.3</text:p>
          </table:table-cell>
          <table:table-cell table:formula="of:=[.E7]/[.E$2]" office:value-type="float" office:value="0.25" calcext:value-type="float">
            <text:p>0.25</text:p>
          </table:table-cell>
          <table:table-cell table:formula="of:=[.F7]/[.F$2]" office:value-type="float" office:value="0.285714285714286" calcext:value-type="float">
            <text:p>0.285714285714286</text:p>
          </table:table-cell>
          <table:table-cell table:formula="of:=[.G7]/[.G$2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Distance Freestyle</text:p>
          </table:table-cell>
          <table:table-cell table:formula="of:=[.B8]/[.B$2]" office:value-type="float" office:value="0.266666666666667" calcext:value-type="float">
            <text:p>0.266666666666667</text:p>
          </table:table-cell>
          <table:table-cell table:formula="of:=[.C8]/[.C$2]" office:value-type="float" office:value="0.272727272727273" calcext:value-type="float">
            <text:p>0.272727272727273</text:p>
          </table:table-cell>
          <table:table-cell table:formula="of:=[.D8]/[.D$2]" office:value-type="float" office:value="0.266666666666667" calcext:value-type="float">
            <text:p>0.266666666666667</text:p>
          </table:table-cell>
          <table:table-cell table:formula="of:=[.E8]/[.E$2]" office:value-type="float" office:value="0.3" calcext:value-type="float">
            <text:p>0.3</text:p>
          </table:table-cell>
          <table:table-cell table:formula="of:=[.F8]/[.F$2]" office:value-type="float" office:value="0.333333333333333" calcext:value-type="float">
            <text:p>0.333333333333333</text:p>
          </table:table-cell>
          <table:table-cell table:formula="of:=[.G8]/[.G$2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Distance Skiathlon</text:p>
          </table:table-cell>
          <table:table-cell table:formula="of:=[.B9]/[.B$2]" office:value-type="float" office:value="0.0666666666666667" calcext:value-type="float">
            <text:p>0.0666666666666667</text:p>
          </table:table-cell>
          <table:table-cell table:formula="of:=[.C9]/[.C$2]" office:value-type="float" office:value="0.0303030303030303" calcext:value-type="float">
            <text:p>0.0303030303030303</text:p>
          </table:table-cell>
          <table:table-cell table:formula="of:=[.D9]/[.D$2]" office:value-type="float" office:value="0" calcext:value-type="float">
            <text:p>0</text:p>
          </table:table-cell>
          <table:table-cell table:formula="of:=[.E9]/[.E$2]" office:value-type="float" office:value="0" calcext:value-type="float">
            <text:p>0</text:p>
          </table:table-cell>
          <table:table-cell table:formula="of:=[.F9]/[.F$2]" office:value-type="float" office:value="0.0476190476190476" calcext:value-type="float">
            <text:p>0.0476190476190476</text:p>
          </table:table-cell>
          <table:table-cell table:formula="of:=[.G9]/[.G$2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Distance Individual</text:p>
          </table:table-cell>
          <table:table-cell table:formula="of:=[.B10]/[.B$2]" office:value-type="float" office:value="0.3" calcext:value-type="float">
            <text:p>0.3</text:p>
          </table:table-cell>
          <table:table-cell table:formula="of:=[.C10]/[.C$2]" office:value-type="float" office:value="0.272727272727273" calcext:value-type="float">
            <text:p>0.272727272727273</text:p>
          </table:table-cell>
          <table:table-cell table:formula="of:=[.D10]/[.D$2]" office:value-type="float" office:value="0.266666666666667" calcext:value-type="float">
            <text:p>0.266666666666667</text:p>
          </table:table-cell>
          <table:table-cell table:formula="of:=[.E10]/[.E$2]" office:value-type="float" office:value="0.3" calcext:value-type="float">
            <text:p>0.3</text:p>
          </table:table-cell>
          <table:table-cell table:formula="of:=[.F10]/[.F$2]" office:value-type="float" office:value="0.19047619047619" calcext:value-type="float">
            <text:p>0.19047619047619</text:p>
          </table:table-cell>
          <table:table-cell table:formula="of:=[.G10]/[.G$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Distance Mass Start</text:p>
          </table:table-cell>
          <table:table-cell table:formula="of:=[.B11]/[.B$2]" office:value-type="float" office:value="0.3" calcext:value-type="float">
            <text:p>0.3</text:p>
          </table:table-cell>
          <table:table-cell table:formula="of:=[.C11]/[.C$2]" office:value-type="float" office:value="0.303030303030303" calcext:value-type="float">
            <text:p>0.303030303030303</text:p>
          </table:table-cell>
          <table:table-cell table:formula="of:=[.D11]/[.D$2]" office:value-type="float" office:value="0.2" calcext:value-type="float">
            <text:p>0.2</text:p>
          </table:table-cell>
          <table:table-cell table:formula="of:=[.E11]/[.E$2]" office:value-type="float" office:value="0.2" calcext:value-type="float">
            <text:p>0.2</text:p>
          </table:table-cell>
          <table:table-cell table:formula="of:=[.F11]/[.F$2]" office:value-type="float" office:value="0.285714285714286" calcext:value-type="float">
            <text:p>0.285714285714286</text:p>
          </table:table-cell>
          <table:table-cell table:formula="of:=[.G11]/[.G$2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Distance Pursuit</text:p>
          </table:table-cell>
          <table:table-cell table:formula="of:=[.B12]/[.B$2]" office:value-type="float" office:value="0.0333333333333333" calcext:value-type="float">
            <text:p>0.0333333333333333</text:p>
          </table:table-cell>
          <table:table-cell table:formula="of:=[.C12]/[.C$2]" office:value-type="float" office:value="0.0303030303030303" calcext:value-type="float">
            <text:p>0.0303030303030303</text:p>
          </table:table-cell>
          <table:table-cell table:formula="of:=[.D12]/[.D$2]" office:value-type="float" office:value="0.1" calcext:value-type="float">
            <text:p>0.1</text:p>
          </table:table-cell>
          <table:table-cell table:formula="of:=[.E12]/[.E$2]" office:value-type="float" office:value="0.05" calcext:value-type="float">
            <text:p>0.05</text:p>
          </table:table-cell>
          <table:table-cell table:formula="of:=[.F12]/[.F$2]" office:value-type="float" office:value="0.19047619047619" calcext:value-type="float">
            <text:p>0.19047619047619</text:p>
          </table:table-cell>
          <table:table-cell table:formula="of:=[.G12]/[.G$2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table:formula="of:=[.B13]/[.B$2]" office:value-type="float" office:value="0.466666666666667" calcext:value-type="float">
            <text:p>0.466666666666667</text:p>
          </table:table-cell>
          <table:table-cell table:formula="of:=[.C13]/[.C$2]" office:value-type="float" office:value="0.484848484848485" calcext:value-type="float">
            <text:p>0.484848484848485</text:p>
          </table:table-cell>
          <table:table-cell table:formula="of:=[.D13]/[.D$2]" office:value-type="float" office:value="0.5" calcext:value-type="float">
            <text:p>0.5</text:p>
          </table:table-cell>
          <table:table-cell table:formula="of:=[.E13]/[.E$2]" office:value-type="float" office:value="0.45" calcext:value-type="float">
            <text:p>0.45</text:p>
          </table:table-cell>
          <table:table-cell table:formula="of:=[.F13]/[.F$2]" office:value-type="float" office:value="0.428571428571429" calcext:value-type="float">
            <text:p>0.428571428571429</text:p>
          </table:table-cell>
          <table:table-cell table:formula="of:=[.G13]/[.G$2]" office:value-type="float" office:value="0.433333333333333" calcext:value-type="float">
            <text:p>0.433333333333333</text:p>
          </table:table-cell>
          <table:table-cell/>
        </table:table-row>
        <table:table-row table:style-name="ro1">
          <table:table-cell office:value-type="string" calcext:value-type="string">
            <text:p>Freestyle</text:p>
          </table:table-cell>
          <table:table-cell table:formula="of:=[.B14]/[.B$2]" office:value-type="float" office:value="0.466666666666667" calcext:value-type="float">
            <text:p>0.466666666666667</text:p>
          </table:table-cell>
          <table:table-cell table:formula="of:=[.C14]/[.C$2]" office:value-type="float" office:value="0.484848484848485" calcext:value-type="float">
            <text:p>0.484848484848485</text:p>
          </table:table-cell>
          <table:table-cell table:formula="of:=[.D14]/[.D$2]" office:value-type="float" office:value="0.5" calcext:value-type="float">
            <text:p>0.5</text:p>
          </table:table-cell>
          <table:table-cell table:formula="of:=[.E14]/[.E$2]" office:value-type="float" office:value="0.55" calcext:value-type="float">
            <text:p>0.55</text:p>
          </table:table-cell>
          <table:table-cell table:formula="of:=[.F14]/[.F$2]" office:value-type="float" office:value="0.523809523809524" calcext:value-type="float">
            <text:p>0.523809523809524</text:p>
          </table:table-cell>
          <table:table-cell table:formula="of:=[.G14]/[.G$2]" office:value-type="float" office:value="0.5" calcext:value-type="float">
            <text:p>0.5</text:p>
          </table:table-cell>
          <table:table-cell/>
        </table:table-row>
      </table:table>
      <table:table table:name="Python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Elo</text:p>
          </table:table-cell>
          <table:table-cell table:style-name="Default" office:value-type="string" calcext:value-type="string">
            <text:p>Distance</text:p>
          </table:table-cell>
          <table:table-cell table:style-name="Default" office:value-type="string" calcext:value-type="string">
            <text:p>Sprint</text:p>
          </table:table-cell>
          <table:table-cell table:style-name="Default"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0.649056916941928" calcext:value-type="float">
            <text:p>0.649056916941928</text:p>
          </table:table-cell>
          <table:table-cell office:value-type="float" office:value="0.558506809518979" calcext:value-type="float">
            <text:p>0.558506809518979</text:p>
          </table:table-cell>
          <table:table-cell office:value-type="float" office:value="0.457241442191842" calcext:value-type="float">
            <text:p>0.457241442191842</text:p>
          </table:table-cell>
          <table:table-cell office:value-type="float" office:value="0.712369489375065" calcext:value-type="float">
            <text:p>0.712369489375065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3" office:value-type="float" office:value="0.295230912662829" calcext:value-type="float">
            <text:p>0.295230912662829</text:p>
          </table:table-cell>
          <table:table-cell office:value-type="float" office:value="0.426539284091277" calcext:value-type="float">
            <text:p>0.426539284091277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358019822777916" calcext:value-type="float">
            <text:p>0.358019822777916</text:p>
          </table:table-cell>
          <table:table-cell office:value-type="float" office:value="0.168991614554203" calcext:value-type="float">
            <text:p>0.168991614554203</text:p>
          </table:table-cell>
          <table:table-cell office:value-type="float" office:value="-0.013446577855545" calcext:value-type="float">
            <text:p>-0.013446577855545</text:p>
          </table:table-cell>
          <table:table-cell office:value-type="float" office:value="0.46755810817701" calcext:value-type="float">
            <text:p>0.46755810817701</text:p>
          </table:table-cell>
        </table:table-row>
        <table:table-row table:style-name="ro1">
          <table:table-cell office:value-type="string" calcext:value-type="string">
            <text:p>Square Root</text:p>
          </table:table-cell>
          <table:table-cell office:value-type="float" office:value="0.71429503125141" calcext:value-type="float">
            <text:p>0.71429503125141</text:p>
          </table:table-cell>
          <table:table-cell office:value-type="float" office:value="0.547084587433814" calcext:value-type="float">
            <text:p>0.547084587433814</text:p>
          </table:table-cell>
          <table:table-cell office:value-type="float" office:value="0.436570760292624" calcext:value-type="float">
            <text:p>0.436570760292624</text:p>
          </table:table-cell>
          <table:table-cell office:value-type="float" office:value="0.704929780228922" calcext:value-type="float">
            <text:p>0.704929780228922</text:p>
          </table:table-cell>
        </table:table-row>
        <table:table-row table:style-name="ro1">
          <table:table-cell office:value-type="string" calcext:value-type="string">
            <text:p>Box Cox</text:p>
          </table:table-cell>
          <table:table-cell office:value-type="float" office:value="0.519761809369377" calcext:value-type="float">
            <text:p>0.519761809369377</text:p>
          </table:table-cell>
          <table:table-cell office:value-type="float" office:value="0.360557070992484" calcext:value-type="float">
            <text:p>0.360557070992484</text:p>
          </table:table-cell>
          <table:table-cell office:value-type="float" office:value="0.334879655156731" calcext:value-type="float">
            <text:p>0.334879655156731</text:p>
          </table:table-cell>
          <table:table-cell office:value-type="float" office:value="0.513367412797127" calcext:value-type="float">
            <text:p>0.513367412797127</text:p>
          </table:table-cell>
        </table:table-row>
        <table:table-row table:style-name="ro1">
          <table:table-cell office:value-type="string" calcext:value-type="string">
            <text:p>Quantile 50</text:p>
          </table:table-cell>
          <table:table-cell office:value-type="float" office:value="0.518736283706965" calcext:value-type="float">
            <text:p>0.518736283706965</text:p>
          </table:table-cell>
          <table:table-cell office:value-type="float" office:value="0.414872710325115" calcext:value-type="float">
            <text:p>0.414872710325115</text:p>
          </table:table-cell>
          <table:table-cell office:value-type="float" office:value="0.260869688054586" calcext:value-type="float">
            <text:p>0.260869688054586</text:p>
          </table:table-cell>
          <table:table-cell office:value-type="float" office:value="0.614500983132171" calcext:value-type="float">
            <text:p>0.614500983132171</text:p>
          </table:table-cell>
        </table:table-row>
        <table:table-row table:style-name="ro1">
          <table:table-cell office:value-type="string" calcext:value-type="string">
            <text:p>Quantile 75</text:p>
          </table:table-cell>
          <table:table-cell office:value-type="float" office:value="0.724949737368305" calcext:value-type="float">
            <text:p>0.724949737368305</text:p>
          </table:table-cell>
          <table:table-cell office:value-type="float" office:value="0.678452091301258" calcext:value-type="float">
            <text:p>0.678452091301258</text:p>
          </table:table-cell>
          <table:table-cell office:value-type="float" office:value="0.545730017888363" calcext:value-type="float">
            <text:p>0.545730017888363</text:p>
          </table:table-cell>
          <table:table-cell office:value-type="float" office:value="0.799447878647807" calcext:value-type="float">
            <text:p>0.799447878647807</text:p>
          </table:table-cell>
        </table:table-row>
        <table:table-row table:style-name="ro1">
          <table:table-cell office:value-type="string" calcext:value-type="string">
            <text:p>Quantile 90</text:p>
          </table:table-cell>
          <table:table-cell office:value-type="float" office:value="0.729209555536819" calcext:value-type="float">
            <text:p>0.729209555536819</text:p>
          </table:table-cell>
          <table:table-cell office:value-type="float" office:value="0.660429561838177" calcext:value-type="float">
            <text:p>0.660429561838177</text:p>
          </table:table-cell>
          <table:table-cell office:value-type="float" office:value="0.580642384332549" calcext:value-type="float">
            <text:p>0.580642384332549</text:p>
          </table:table-cell>
          <table:table-cell office:value-type="float" office:value="0.737243528469469" calcext:value-type="float">
            <text:p>0.737243528469469</text:p>
          </table:table-cell>
        </table:table-row>
        <table:table-row table:style-name="ro1">
          <table:table-cell office:value-type="string" calcext:value-type="string">
            <text:p>Quantile 95</text:p>
          </table:table-cell>
          <table:table-cell office:value-type="float" office:value="0.613359565519901" calcext:value-type="float">
            <text:p>0.613359565519901</text:p>
          </table:table-cell>
          <table:table-cell office:value-type="float" office:value="0.420541950798295" calcext:value-type="float">
            <text:p>0.420541950798295</text:p>
          </table:table-cell>
          <table:table-cell office:value-type="float" office:value="0.424961858324545" calcext:value-type="float">
            <text:p>0.424961858324545</text:p>
          </table:table-cell>
          <table:table-cell office:value-type="float" office:value="0.533969704243083" calcext:value-type="float">
            <text:p>0.533969704243083</text:p>
          </table:table-cell>
        </table:table-row>
        <table:table-row table:style-name="ro1">
          <table:table-cell office:value-type="string" calcext:value-type="string">
            <text:p>Segmented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olynomial2</text:p>
          </table:table-cell>
          <table:table-cell office:value-type="float" office:value="0.718589027573319" calcext:value-type="float">
            <text:p>0.718589027573319</text:p>
          </table:table-cell>
          <table:table-cell office:value-type="float" office:value="0.621592548476783" calcext:value-type="float">
            <text:p>0.621592548476783</text:p>
          </table:table-cell>
          <table:table-cell office:value-type="float" office:value="0.502173158771901" calcext:value-type="float">
            <text:p>0.502173158771901</text:p>
          </table:table-cell>
          <table:table-cell office:value-type="float" office:value="0.759499980225036" calcext:value-type="float">
            <text:p>0.759499980225036</text:p>
          </table:table-cell>
        </table:table-row>
        <table:table-row table:style-name="ro1">
          <table:table-cell office:value-type="string" calcext:value-type="string">
            <text:p>Polynomial3</text:p>
          </table:table-cell>
          <table:table-cell office:value-type="float" office:value="0.721299887240306" calcext:value-type="float">
            <text:p>0.721299887240306</text:p>
          </table:table-cell>
          <table:table-cell office:value-type="float" office:value="0.623996407046719" calcext:value-type="float">
            <text:p>0.623996407046719</text:p>
          </table:table-cell>
          <table:table-cell office:value-type="float" office:value="0.502605601388083" calcext:value-type="float">
            <text:p>0.502605601388083</text:p>
          </table:table-cell>
          <table:table-cell office:value-type="float" office:value="0.76731381535865" calcext:value-type="float">
            <text:p>0.76731381535865</text:p>
          </table:table-cell>
        </table:table-row>
        <table:table-row table:style-name="ro1">
          <table:table-cell office:value-type="string" calcext:value-type="string">
            <text:p>Polynomial4</text:p>
          </table:table-cell>
          <table:table-cell office:value-type="float" office:value="0.72742190019721" calcext:value-type="float">
            <text:p>0.72742190019721</text:p>
          </table:table-cell>
          <table:table-cell office:value-type="float" office:value="0.627362146498453" calcext:value-type="float">
            <text:p>0.627362146498453</text:p>
          </table:table-cell>
          <table:table-cell office:value-type="float" office:value="0.513583012083092" calcext:value-type="float">
            <text:p>0.513583012083092</text:p>
          </table:table-cell>
          <table:table-cell office:value-type="float" office:value="0.774076120306817" calcext:value-type="float">
            <text:p>0.774076120306817</text:p>
          </table:table-cell>
        </table:table-row>
        <table:table-row table:style-name="ro1">
          <table:table-cell office:value-type="string" calcext:value-type="string">
            <text:p>Polynomial5</text:p>
          </table:table-cell>
          <table:table-cell office:value-type="float" office:value="0.727004181870152" calcext:value-type="float">
            <text:p>0.727004181870152</text:p>
          </table:table-cell>
          <table:table-cell office:value-type="float" office:value="0.628013959967977" calcext:value-type="float">
            <text:p>0.628013959967977</text:p>
          </table:table-cell>
          <table:table-cell office:value-type="float" office:value="0.512693290019894" calcext:value-type="float">
            <text:p>0.512693290019894</text:p>
          </table:table-cell>
          <table:table-cell office:value-type="float" office:value="0.778973404170412" calcext:value-type="float">
            <text:p>0.778973404170412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KN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Tobit</text:p>
          </table:table-cell>
          <table:table-cell table:style-name="Default" table:number-columns-repeated="4"/>
        </table:table-row>
      </table:table>
      <table:table table:name="R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Elo</text:p>
          </table:table-cell>
          <table:table-cell table:style-name="Default" office:value-type="string" calcext:value-type="string">
            <text:p>Distance</text:p>
          </table:table-cell>
          <table:table-cell table:style-name="Default" office:value-type="string" calcext:value-type="string">
            <text:p>Sprint</text:p>
          </table:table-cell>
          <table:table-cell table:style-name="Default" office:value-type="string" calcext:value-type="string">
            <text:p>Both</text:p>
          </table:table-cell>
          <table:table-cell table:number-columns-repeated="2"/>
          <table:table-cell table:style-name="Default" office:value-type="string" calcext:value-type="string">
            <text:p>Elo</text:p>
          </table:table-cell>
          <table:table-cell table:style-name="Default" office:value-type="string" calcext:value-type="string">
            <text:p>Distance</text:p>
          </table:table-cell>
          <table:table-cell table:style-name="Default" office:value-type="string" calcext:value-type="string">
            <text:p>Sprint</text:p>
          </table:table-cell>
          <table:table-cell table:style-name="Default"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Linear</text:p>
          </table:table-cell>
          <table:table-cell office:value-type="float" office:value="0.661942158145444" calcext:value-type="float">
            <text:p>0.661942158145444</text:p>
          </table:table-cell>
          <table:table-cell office:value-type="float" office:value="0.481085411268578" calcext:value-type="float">
            <text:p>0.481085411268578</text:p>
          </table:table-cell>
          <table:table-cell office:value-type="float" office:value="0.412371925694318" calcext:value-type="float">
            <text:p>0.412371925694318</text:p>
          </table:table-cell>
          <table:table-cell office:value-type="float" office:value="0.700738181675594" calcext:value-type="float">
            <text:p>0.700738181675594</text:p>
          </table:table-cell>
          <table:table-cell/>
          <table:table-cell office:value-type="string" calcext:value-type="string">
            <text:p>Linear</text:p>
          </table:table-cell>
          <table:table-cell office:value-type="float" office:value="0.62324342385258" calcext:value-type="float">
            <text:p>0.62324342385258</text:p>
          </table:table-cell>
          <table:table-cell office:value-type="float" office:value="0.647216002857624" calcext:value-type="float">
            <text:p>0.647216002857624</text:p>
          </table:table-cell>
          <table:table-cell office:value-type="float" office:value="0.526865415642104" calcext:value-type="float">
            <text:p>0.526865415642104</text:p>
          </table:table-cell>
          <table:table-cell office:value-type="float" office:value="0.711258021509337" calcext:value-type="float">
            <text:p>0.711258021509337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float" office:value="0.442637828384621" calcext:value-type="float">
            <text:p>0.442637828384621</text:p>
          </table:table-cell>
          <table:table-cell office:value-type="float" office:value="0.280538220888789" calcext:value-type="float">
            <text:p>0.280538220888789</text:p>
          </table:table-cell>
          <table:table-cell office:value-type="float" office:value="0.281615755618327" calcext:value-type="float">
            <text:p>0.281615755618327</text:p>
          </table:table-cell>
          <table:table-cell office:value-type="float" office:value="0.425860655782328" calcext:value-type="float">
            <text:p>0.425860655782328</text:p>
          </table:table-cell>
          <table:table-cell/>
          <table:table-cell office:value-type="string" calcext:value-type="string">
            <text:p>Log</text:p>
          </table:table-cell>
          <table:table-cell office:value-type="float" office:value="0.505593775791036" calcext:value-type="float">
            <text:p>0.505593775791036</text:p>
          </table:table-cell>
          <table:table-cell office:value-type="float" office:value="0.131774568472239" calcext:value-type="float">
            <text:p>0.131774568472239</text:p>
          </table:table-cell>
          <table:table-cell office:value-type="float" office:value="0.321531161768916" calcext:value-type="float">
            <text:p>0.321531161768916</text:p>
          </table:table-cell>
          <table:table-cell office:value-type="float" office:value="0.505120686240049" calcext:value-type="float">
            <text:p>0.505120686240049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float" office:value="0.787033586926644" calcext:value-type="float">
            <text:p>0.787033586926644</text:p>
          </table:table-cell>
          <table:table-cell office:value-type="float" office:value="0.677481136185596" calcext:value-type="float">
            <text:p>0.677481136185596</text:p>
          </table:table-cell>
          <table:table-cell office:value-type="float" office:value="0.640860323734199" calcext:value-type="float">
            <text:p>0.640860323734199</text:p>
          </table:table-cell>
          <table:table-cell office:value-type="float" office:value="0.810568031098294" calcext:value-type="float">
            <text:p>0.810568031098294</text:p>
          </table:table-cell>
          <table:table-cell/>
          <table:table-cell office:value-type="string" calcext:value-type="string">
            <text:p>Weighted</text:p>
          </table:table-cell>
          <table:table-cell office:value-type="float" office:value="0.751795504469265" calcext:value-type="float">
            <text:p>0.751795504469265</text:p>
          </table:table-cell>
          <table:table-cell office:value-type="float" office:value="0.590845751293186" calcext:value-type="float">
            <text:p>0.590845751293186</text:p>
          </table:table-cell>
          <table:table-cell office:value-type="float" office:value="0.592215604650521" calcext:value-type="float">
            <text:p>0.592215604650521</text:p>
          </table:table-cell>
          <table:table-cell office:value-type="float" office:value="0.669063971855367" calcext:value-type="float">
            <text:p>0.669063971855367</text:p>
          </table:table-cell>
        </table:table-row>
        <table:table-row table:style-name="ro1">
          <table:table-cell office:value-type="string" calcext:value-type="string">
            <text:p>Square Root</text:p>
          </table:table-cell>
          <table:table-cell office:value-type="float" office:value="0.704649830025202" calcext:value-type="float">
            <text:p>0.704649830025202</text:p>
          </table:table-cell>
          <table:table-cell office:value-type="float" office:value="0.462767944128708" calcext:value-type="float">
            <text:p>0.462767944128708</text:p>
          </table:table-cell>
          <table:table-cell office:value-type="float" office:value="0.413547458292157" calcext:value-type="float">
            <text:p>0.413547458292157</text:p>
          </table:table-cell>
          <table:table-cell office:value-type="float" office:value="0.687927518842447" calcext:value-type="float">
            <text:p>0.687927518842447</text:p>
          </table:table-cell>
          <table:table-cell/>
          <table:table-cell office:value-type="string" calcext:value-type="string">
            <text:p>Square Root</text:p>
          </table:table-cell>
          <table:table-cell office:value-type="float" office:value="0.743946472986918" calcext:value-type="float">
            <text:p>0.743946472986918</text:p>
          </table:table-cell>
          <table:table-cell office:value-type="float" office:value="0.433021058899497" calcext:value-type="float">
            <text:p>0.433021058899497</text:p>
          </table:table-cell>
          <table:table-cell office:value-type="float" office:value="0.259307967791782" calcext:value-type="float">
            <text:p>0.259307967791782</text:p>
          </table:table-cell>
          <table:table-cell office:value-type="float" office:value="0.654109156041896" calcext:value-type="float">
            <text:p>0.654109156041896</text:p>
          </table:table-cell>
        </table:table-row>
        <table:table-row table:style-name="ro1">
          <table:table-cell office:value-type="string" calcext:value-type="string">
            <text:p>Box Cox</text:p>
          </table:table-cell>
          <table:table-cell office:value-type="float" office:value="0.519761809369377" calcext:value-type="float">
            <text:p>0.519761809369377</text:p>
          </table:table-cell>
          <table:table-cell office:value-type="float" office:value="0.360557070992484" calcext:value-type="float">
            <text:p>0.360557070992484</text:p>
          </table:table-cell>
          <table:table-cell office:value-type="float" office:value="0.334879655156731" calcext:value-type="float">
            <text:p>0.334879655156731</text:p>
          </table:table-cell>
          <table:table-cell office:value-type="float" office:value="0.513367412797127" calcext:value-type="float">
            <text:p>0.513367412797127</text:p>
          </table:table-cell>
          <table:table-cell/>
          <table:table-cell office:value-type="string" calcext:value-type="string">
            <text:p>Box Cox</text:p>
          </table:table-cell>
          <table:table-cell office:value-type="float" office:value="0.584235074272543" calcext:value-type="float">
            <text:p>0.584235074272543</text:p>
          </table:table-cell>
          <table:table-cell office:value-type="float" office:value="0.261102223266696" calcext:value-type="float">
            <text:p>0.261102223266696</text:p>
          </table:table-cell>
          <table:table-cell office:value-type="float" office:value="0.307989829102526" calcext:value-type="float">
            <text:p>0.307989829102526</text:p>
          </table:table-cell>
          <table:table-cell office:value-type="float" office:value="0.453202547315155" calcext:value-type="float">
            <text:p>0.453202547315155</text:p>
          </table:table-cell>
        </table:table-row>
        <table:table-row table:style-name="ro1">
          <table:table-cell office:value-type="string" calcext:value-type="string">
            <text:p>Quantile 50</text:p>
          </table:table-cell>
          <table:table-cell office:value-type="float" office:value="0.536543142502509" calcext:value-type="float">
            <text:p>0.536543142502509</text:p>
          </table:table-cell>
          <table:table-cell office:value-type="float" office:value="0.370982207665026" calcext:value-type="float">
            <text:p>0.370982207665026</text:p>
          </table:table-cell>
          <table:table-cell office:value-type="float" office:value="0.227314732919782" calcext:value-type="float">
            <text:p>0.227314732919782</text:p>
          </table:table-cell>
          <table:table-cell office:value-type="float" office:value="0.617910732449539" calcext:value-type="float">
            <text:p>0.617910732449539</text:p>
          </table:table-cell>
          <table:table-cell/>
          <table:table-cell office:value-type="string" calcext:value-type="string">
            <text:p>Quantile 50</text:p>
          </table:table-cell>
          <table:table-cell office:value-type="float" office:value="0.529089015533327" calcext:value-type="float">
            <text:p>0.529089015533327</text:p>
          </table:table-cell>
          <table:table-cell office:value-type="float" office:value="0.280384966674906" calcext:value-type="float">
            <text:p>0.280384966674906</text:p>
          </table:table-cell>
          <table:table-cell office:value-type="float" office:value="0.304983259133267" calcext:value-type="float">
            <text:p>0.304983259133267</text:p>
          </table:table-cell>
          <table:table-cell office:value-type="float" office:value="0.507014501401883" calcext:value-type="float">
            <text:p>0.507014501401883</text:p>
          </table:table-cell>
        </table:table-row>
        <table:table-row table:style-name="ro1">
          <table:table-cell office:value-type="string" calcext:value-type="string">
            <text:p>Quantile 75</text:p>
          </table:table-cell>
          <table:table-cell office:value-type="float" office:value="0.744468442814647" calcext:value-type="float">
            <text:p>0.744468442814647</text:p>
          </table:table-cell>
          <table:table-cell office:value-type="float" office:value="0.613178632181588" calcext:value-type="float">
            <text:p>0.613178632181588</text:p>
          </table:table-cell>
          <table:table-cell office:value-type="float" office:value="0.57759716274396" calcext:value-type="float">
            <text:p>0.57759716274396</text:p>
          </table:table-cell>
          <table:table-cell office:value-type="float" office:value="0.796504124765686" calcext:value-type="float">
            <text:p>0.796504124765686</text:p>
          </table:table-cell>
          <table:table-cell/>
          <table:table-cell office:value-type="string" calcext:value-type="string">
            <text:p>Quantile 75</text:p>
          </table:table-cell>
          <table:table-cell office:value-type="float" office:value="0.733880004832812" calcext:value-type="float">
            <text:p>0.733880004832812</text:p>
          </table:table-cell>
          <table:table-cell office:value-type="float" office:value="0.761588578029008" calcext:value-type="float">
            <text:p>0.761588578029008</text:p>
          </table:table-cell>
          <table:table-cell office:value-type="float" office:value="0.62588043187975" calcext:value-type="float">
            <text:p>0.62588043187975</text:p>
          </table:table-cell>
          <table:table-cell office:value-type="float" office:value="0.766676992314752" calcext:value-type="float">
            <text:p>0.766676992314752</text:p>
          </table:table-cell>
        </table:table-row>
        <table:table-row table:style-name="ro1">
          <table:table-cell office:value-type="string" calcext:value-type="string">
            <text:p>Quantile 90</text:p>
          </table:table-cell>
          <table:table-cell office:value-type="float" office:value="0.745299100361356" calcext:value-type="float">
            <text:p>0.745299100361356</text:p>
          </table:table-cell>
          <table:table-cell office:value-type="float" office:value="0.626455054900095" calcext:value-type="float">
            <text:p>0.626455054900095</text:p>
          </table:table-cell>
          <table:table-cell office:value-type="float" office:value="0.578719715488314" calcext:value-type="float">
            <text:p>0.578719715488314</text:p>
          </table:table-cell>
          <table:table-cell office:value-type="float" office:value="0.731832738062311" calcext:value-type="float">
            <text:p>0.731832738062311</text:p>
          </table:table-cell>
          <table:table-cell/>
          <table:table-cell office:value-type="string" calcext:value-type="string">
            <text:p>Quantile 90</text:p>
          </table:table-cell>
          <table:table-cell office:value-type="float" office:value="0.682172824519243" calcext:value-type="float">
            <text:p>0.682172824519243</text:p>
          </table:table-cell>
          <table:table-cell office:value-type="float" office:value="0.59491156381826" calcext:value-type="float">
            <text:p>0.59491156381826</text:p>
          </table:table-cell>
          <table:table-cell office:value-type="float" office:value="0.339992956911255" calcext:value-type="float">
            <text:p>0.339992956911255</text:p>
          </table:table-cell>
          <table:table-cell office:value-type="float" office:value="0.76226457634056" calcext:value-type="float">
            <text:p>0.76226457634056</text:p>
          </table:table-cell>
        </table:table-row>
        <table:table-row table:style-name="ro1">
          <table:table-cell office:value-type="string" calcext:value-type="string">
            <text:p>Quantile 95</text:p>
          </table:table-cell>
          <table:table-cell office:value-type="float" office:value="0.617377287691878" calcext:value-type="float">
            <text:p>0.617377287691878</text:p>
          </table:table-cell>
          <table:table-cell office:value-type="float" office:value="0.211430133033521" calcext:value-type="float">
            <text:p>0.211430133033521</text:p>
          </table:table-cell>
          <table:table-cell office:value-type="float" office:value="0.235261900799051" calcext:value-type="float">
            <text:p>0.235261900799051</text:p>
          </table:table-cell>
          <table:table-cell office:value-type="float" office:value="0.582606293746947" calcext:value-type="float">
            <text:p>0.582606293746947</text:p>
          </table:table-cell>
          <table:table-cell/>
          <table:table-cell office:value-type="string" calcext:value-type="string">
            <text:p>Quantile 95</text:p>
          </table:table-cell>
          <table:table-cell office:value-type="float" office:value="0.632977862229001" calcext:value-type="float">
            <text:p>0.632977862229001</text:p>
          </table:table-cell>
          <table:table-cell office:value-type="float" office:value="0.577435767610895" calcext:value-type="float">
            <text:p>0.577435767610895</text:p>
          </table:table-cell>
          <table:table-cell office:value-type="float" office:value="0.424339541072846" calcext:value-type="float">
            <text:p>0.424339541072846</text:p>
          </table:table-cell>
          <table:table-cell office:value-type="float" office:value="0.566550417631519" calcext:value-type="float">
            <text:p>0.566550417631519</text:p>
          </table:table-cell>
        </table:table-row>
        <table:table-row table:style-name="ro1">
          <table:table-cell office:value-type="string" calcext:value-type="string">
            <text:p>Segmented</text:p>
          </table:table-cell>
          <table:table-cell table:style-name="Default" table:number-columns-repeated="4"/>
          <table:table-cell/>
          <table:table-cell office:value-type="string" calcext:value-type="string">
            <text:p>Segmented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olynomial2</text:p>
          </table:table-cell>
          <table:table-cell office:value-type="float" office:value="0.737633660624097" calcext:value-type="float">
            <text:p>0.737633660624097</text:p>
          </table:table-cell>
          <table:table-cell office:value-type="float" office:value="0.602377998888339" calcext:value-type="float">
            <text:p>0.602377998888339</text:p>
          </table:table-cell>
          <table:table-cell office:value-type="float" office:value="0.470066483605596" calcext:value-type="float">
            <text:p>0.470066483605596</text:p>
          </table:table-cell>
          <table:table-cell office:value-type="float" office:value="0.747744747122779" calcext:value-type="float">
            <text:p>0.747744747122779</text:p>
          </table:table-cell>
          <table:table-cell/>
          <table:table-cell office:value-type="string" calcext:value-type="string">
            <text:p>Polynomial2</text:p>
          </table:table-cell>
          <table:table-cell office:value-type="float" office:value="0.681865005017447" calcext:value-type="float">
            <text:p>0.681865005017447</text:p>
          </table:table-cell>
          <table:table-cell office:value-type="float" office:value="0.30229241560465" calcext:value-type="float">
            <text:p>0.30229241560465</text:p>
          </table:table-cell>
          <table:table-cell office:value-type="float" office:value="0.578971118219232" calcext:value-type="float">
            <text:p>0.578971118219232</text:p>
          </table:table-cell>
          <table:table-cell office:value-type="float" office:value="0.661203867111859" calcext:value-type="float">
            <text:p>0.661203867111859</text:p>
          </table:table-cell>
        </table:table-row>
        <table:table-row table:style-name="ro1">
          <table:table-cell office:value-type="string" calcext:value-type="string">
            <text:p>Polynomial3</text:p>
          </table:table-cell>
          <table:table-cell office:value-type="float" office:value="0.718287975248055" calcext:value-type="float">
            <text:p>0.718287975248055</text:p>
          </table:table-cell>
          <table:table-cell office:value-type="float" office:value="0.555426548858234" calcext:value-type="float">
            <text:p>0.555426548858234</text:p>
          </table:table-cell>
          <table:table-cell office:value-type="float" office:value="0.512059925136771" calcext:value-type="float">
            <text:p>0.512059925136771</text:p>
          </table:table-cell>
          <table:table-cell office:value-type="float" office:value="0.701374758860501" calcext:value-type="float">
            <text:p>0.701374758860501</text:p>
          </table:table-cell>
          <table:table-cell/>
          <table:table-cell office:value-type="string" calcext:value-type="string">
            <text:p>Polynomial3</text:p>
          </table:table-cell>
          <table:table-cell office:value-type="float" office:value="0.751121636619817" calcext:value-type="float">
            <text:p>0.751121636619817</text:p>
          </table:table-cell>
          <table:table-cell office:value-type="float" office:value="0.484909449954265" calcext:value-type="float">
            <text:p>0.484909449954265</text:p>
          </table:table-cell>
          <table:table-cell office:value-type="float" office:value="0.497313514814622" calcext:value-type="float">
            <text:p>0.497313514814622</text:p>
          </table:table-cell>
          <table:table-cell office:value-type="float" office:value="0.83989312765796" calcext:value-type="float">
            <text:p>0.83989312765796</text:p>
          </table:table-cell>
        </table:table-row>
        <table:table-row table:style-name="ro1">
          <table:table-cell office:value-type="string" calcext:value-type="string">
            <text:p>Polynomial4</text:p>
          </table:table-cell>
          <table:table-cell office:value-type="float" office:value="0.71000658948697" calcext:value-type="float">
            <text:p>0.71000658948697</text:p>
          </table:table-cell>
          <table:table-cell office:value-type="float" office:value="0.480324808744386" calcext:value-type="float">
            <text:p>0.480324808744386</text:p>
          </table:table-cell>
          <table:table-cell office:value-type="float" office:value="0.507763561052995" calcext:value-type="float">
            <text:p>0.507763561052995</text:p>
          </table:table-cell>
          <table:table-cell office:value-type="float" office:value="0.759103732547717" calcext:value-type="float">
            <text:p>0.759103732547717</text:p>
          </table:table-cell>
          <table:table-cell/>
          <table:table-cell office:value-type="string" calcext:value-type="string">
            <text:p>Polynomial4</text:p>
          </table:table-cell>
          <table:table-cell office:value-type="float" office:value="0.819771050155166" calcext:value-type="float">
            <text:p>0.819771050155166</text:p>
          </table:table-cell>
          <table:table-cell office:value-type="float" office:value="0.546523280867936" calcext:value-type="float">
            <text:p>0.546523280867936</text:p>
          </table:table-cell>
          <table:table-cell office:value-type="float" office:value="0.458535730468003" calcext:value-type="float">
            <text:p>0.458535730468003</text:p>
          </table:table-cell>
          <table:table-cell office:value-type="float" office:value="0.564060092605796" calcext:value-type="float">
            <text:p>0.564060092605796</text:p>
          </table:table-cell>
        </table:table-row>
        <table:table-row table:style-name="ro1">
          <table:table-cell office:value-type="string" calcext:value-type="string">
            <text:p>Polynomial5</text:p>
          </table:table-cell>
          <table:table-cell office:value-type="float" office:value="0.71994467291654" calcext:value-type="float">
            <text:p>0.71994467291654</text:p>
          </table:table-cell>
          <table:table-cell office:value-type="float" office:value="0.51940806520623" calcext:value-type="float">
            <text:p>0.51940806520623</text:p>
          </table:table-cell>
          <table:table-cell office:value-type="float" office:value="0.53349186869635" calcext:value-type="float">
            <text:p>0.53349186869635</text:p>
          </table:table-cell>
          <table:table-cell office:value-type="float" office:value="0.658271855100216" calcext:value-type="float">
            <text:p>0.658271855100216</text:p>
          </table:table-cell>
          <table:table-cell/>
          <table:table-cell office:value-type="string" calcext:value-type="string">
            <text:p>Polynomial5</text:p>
          </table:table-cell>
          <table:table-cell office:value-type="float" office:value="0.729023881448709" calcext:value-type="float">
            <text:p>0.729023881448709</text:p>
          </table:table-cell>
          <table:table-cell office:value-type="float" office:value="0.682556405905297" calcext:value-type="float">
            <text:p>0.682556405905297</text:p>
          </table:table-cell>
          <table:table-cell office:value-type="float" office:value="0.425867988519888" calcext:value-type="float">
            <text:p>0.425867988519888</text:p>
          </table:table-cell>
          <table:table-cell office:value-type="float" office:value="0.781047580468618" calcext:value-type="float">
            <text:p>0.781047580468618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 table:style-name="Default" table:number-columns-repeated="4"/>
          <table:table-cell/>
          <table:table-cell office:value-type="string" calcext:value-type="string">
            <text:p>Ridg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KNN</text:p>
          </table:table-cell>
          <table:table-cell table:style-name="Default" table:number-columns-repeated="4"/>
          <table:table-cell/>
          <table:table-cell office:value-type="string" calcext:value-type="string">
            <text:p>KNN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Tobit</text:p>
          </table:table-cell>
          <table:table-cell office:value-type="float" office:value="0.639849568396534" calcext:value-type="float">
            <text:p>0.639849568396534</text:p>
          </table:table-cell>
          <table:table-cell office:value-type="float" office:value="0.398664628078627" calcext:value-type="float">
            <text:p>0.398664628078627</text:p>
          </table:table-cell>
          <table:table-cell office:value-type="float" office:value="0.216537804233941" calcext:value-type="float">
            <text:p>0.216537804233941</text:p>
          </table:table-cell>
          <table:table-cell office:value-type="float" office:value="0.680260107586612" calcext:value-type="float">
            <text:p>0.680260107586612</text:p>
          </table:table-cell>
          <table:table-cell/>
          <table:table-cell office:value-type="string" calcext:value-type="string">
            <text:p>Tobit</text:p>
          </table:table-cell>
          <table:table-cell office:value-type="float" office:value="0.614911938965321" calcext:value-type="float">
            <text:p>0.614911938965321</text:p>
          </table:table-cell>
          <table:table-cell office:value-type="float" office:value="-0.0997999634794084" calcext:value-type="float">
            <text:p>-0.0997999634794084</text:p>
          </table:table-cell>
          <table:table-cell office:value-type="float" office:value="0.28699585820325" calcext:value-type="float">
            <text:p>0.28699585820325</text:p>
          </table:table-cell>
          <table:table-cell office:value-type="float" office:value="0.65471335406808" calcext:value-type="float">
            <text:p>0.65471335406808</text:p>
          </table:table-cell>
        </table:table-row>
        <table:table-row table:style-name="ro1">
          <table:table-cell office:value-type="string" calcext:value-type="string">
            <text:p>Cubic Spline</text:p>
          </table:table-cell>
          <table:table-cell table:style-name="Default" table:number-columns-repeated="4"/>
          <table:table-cell/>
          <table:table-cell office:value-type="string" calcext:value-type="string">
            <text:p>Cubit Spline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, 'Courier New', 'DejaVu Sans Mono'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20:13:00.491610606</meta:creation-date>
    <dc:date>2024-10-15T09:21:01.910053624</dc:date>
    <meta:editing-duration>P15DT5H1M7S</meta:editing-duration>
    <meta:editing-cycles>15</meta:editing-cycles>
    <meta:generator>LibreOffice/24.8.1.2$MacOSX_X86_64 LibreOffice_project/87fa9aec1a63e70835390b81c40bb8993f1d4ff6</meta:generator>
    <meta:document-statistic meta:table-count="3" meta:cell-count="483" meta:object-count="0"/>
    <meta:user-defined meta:name=""/>
  </office:meta>
</office:document-meta>
</file>